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 svg:font-family="'Droid Sans Fallback'" style:font-pitch="variable"/>
    <style:font-face style:name="FreeSans" svg:font-family="FreeSans"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b1f3c"/>
    </style:style>
    <style:style style:name="P3" style:family="paragraph" style:parent-style-name="Standard">
      <style:paragraph-properties fo:text-align="justify" style:justify-single-word="false"/>
      <style:text-properties style:font-name="Century Schoolbook L" fo:font-size="12pt" style:font-size-asian="12pt" style:font-name-complex="Century Schoolbook L" style:font-size-complex="12pt"/>
    </style:style>
    <style:style style:name="P4" style:family="paragraph" style:parent-style-name="Standard">
      <style:paragraph-properties fo:text-align="justify" style:justify-single-word="false"/>
      <style:text-properties style:font-name="Century Schoolbook L" fo:font-size="12pt" officeooo:rsid="000b1f3c" officeooo:paragraph-rsid="000b1f3c" style:font-size-asian="12pt" style:font-name-complex="Century Schoolbook L" style:font-size-complex="12pt"/>
    </style:style>
    <style:style style:name="P5" style:family="paragraph" style:parent-style-name="Standard">
      <style:paragraph-properties fo:text-align="justify" style:justify-single-word="false"/>
      <style:text-properties style:font-name="Century Schoolbook L" fo:font-size="12pt" officeooo:rsid="000b1f3c" officeooo:paragraph-rsid="000d73c1" style:font-size-asian="12pt" style:font-name-complex="Century Schoolbook L" style:font-size-complex="12pt"/>
    </style:style>
    <style:style style:name="P6" style:family="paragraph" style:parent-style-name="Standard">
      <style:paragraph-properties fo:text-align="justify" style:justify-single-word="false"/>
      <style:text-properties style:font-name="Century Schoolbook L" fo:font-size="12pt" officeooo:rsid="000b1f3c" officeooo:paragraph-rsid="000e6356" style:font-size-asian="12pt" style:font-name-complex="Century Schoolbook L" style:font-size-complex="12pt"/>
    </style:style>
    <style:style style:name="P7" style:family="paragraph" style:parent-style-name="Standard">
      <style:paragraph-properties fo:text-align="justify" style:justify-single-word="false"/>
      <style:text-properties style:font-name="Century Schoolbook L" fo:font-size="12pt" officeooo:rsid="000b1f3c" officeooo:paragraph-rsid="0011a345" style:font-size-asian="12pt" style:font-name-complex="Century Schoolbook L" style:font-size-complex="12pt"/>
    </style:style>
    <style:style style:name="P8" style:family="paragraph" style:parent-style-name="Standard" style:master-page-name="Standard">
      <style:paragraph-properties fo:text-align="justify" style:justify-single-word="false" style:page-number="auto"/>
      <style:text-properties style:font-name="Century Schoolbook L" fo:font-size="12pt" style:font-size-asian="12pt" style:font-name-complex="Century Schoolbook L" style:font-size-complex="12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132e24"/>
    </style:style>
    <style:style style:name="P11" style:family="paragraph" style:parent-style-name="Standard">
      <style:paragraph-properties fo:text-align="justify" style:justify-single-word="false"/>
      <style:text-properties officeooo:rsid="00132e24" officeooo:paragraph-rsid="00132e24"/>
    </style:style>
    <style:style style:name="P12" style:family="paragraph" style:parent-style-name="Standard">
      <style:text-properties officeooo:paragraph-rsid="00132e24"/>
    </style:style>
    <style:style style:name="T1" style:family="text">
      <style:text-properties style:font-name="Century Schoolbook L" fo:font-size="12pt" style:font-size-asian="12pt" style:font-name-complex="Century Schoolbook L" style:font-size-complex="12pt"/>
    </style:style>
    <style:style style:name="T2" style:family="text">
      <style:text-properties style:font-name="Century Schoolbook L" fo:font-size="12pt" officeooo:rsid="000b1f3c" style:font-size-asian="12pt" style:font-name-complex="Century Schoolbook L" style:font-size-complex="12pt"/>
    </style:style>
    <style:style style:name="T3" style:family="text">
      <style:text-properties style:font-name="Century Schoolbook L" fo:font-size="12pt" officeooo:rsid="000b5227" style:font-size-asian="12pt" style:font-name-complex="Century Schoolbook L" style:font-size-complex="12pt"/>
    </style:style>
    <style:style style:name="T4" style:family="text">
      <style:text-properties style:font-name="Century Schoolbook L" fo:font-size="12pt" officeooo:rsid="000e6356" style:font-size-asian="12pt" style:font-name-complex="Century Schoolbook L" style:font-size-complex="12pt"/>
    </style:style>
    <style:style style:name="T5" style:family="text">
      <style:text-properties style:font-name="Century Schoolbook L" fo:font-size="12pt" officeooo:rsid="00132e24" style:font-size-asian="12pt" style:font-name-complex="Century Schoolbook L" style:font-size-complex="12pt"/>
    </style:style>
    <style:style style:name="T6" style:family="text">
      <style:text-properties style:font-name="Century Schoolbook L" fo:font-size="12pt" officeooo:rsid="0014bdbe" style:font-size-asian="12pt" style:font-name-complex="Century Schoolbook L" style:font-size-complex="12pt"/>
    </style:style>
    <style:style style:name="T7" style:family="text">
      <style:text-properties style:font-name="Century Schoolbook L" fo:font-size="12pt" style:font-name-asian="Century Schoolbook L" style:font-size-asian="12pt" style:font-name-complex="Century Schoolbook L" style:font-size-complex="12pt"/>
    </style:style>
    <style:style style:name="T8" style:family="text">
      <style:text-properties officeooo:rsid="000d73c1"/>
    </style:style>
    <style:style style:name="T9" style:family="text">
      <style:text-properties officeooo:rsid="000e6356"/>
    </style:style>
    <style:style style:name="T10" style:family="text">
      <style:text-properties officeooo:rsid="0011a345"/>
    </style:style>
    <style:style style:name="T11" style:family="text">
      <style:text-properties officeooo:rsid="00132e24"/>
    </style:style>
    <style:style style:name="T12" style:family="text">
      <style:text-properties fo:color="#008000" fo:font-weight="bold"/>
    </style:style>
    <style:style style:name="T13" style:family="text">
      <style:text-properties fo:color="#008000" fo:font-weight="bold" officeooo:rsid="00132e24"/>
    </style:style>
    <style:style style:name="T14" style:family="text">
      <style:text-properties officeooo:rsid="0014bdbe"/>
    </style:style>
    <style:style style:name="T15" style:family="text">
      <style:text-properties officeooo:rsid="001969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ask: Generate IP traffic and inspect IP Header.</text:p>
      <text:p text:style-name="P3"/>
      <text:p text:style-name="P3">Step 1: Contents of IP Header can be obtained online. Understand these contents and try to fill up these contents in an empty IP header sketch.</text:p>
      <text:p text:style-name="P3"/>
      <text:p text:style-name="P1"><text:span text:style-name="T1">Step 2: To show your understanding of IP, sketch a figure of an IP packet you studied. It should show the position </text:span><text:span text:style-name="T7"><text:s/></text:span><text:span text:style-name="T1">and size in bytes of the IP header fields as you can observe using Wireshark. Since you cannot easily determine sub-byte sizes, group any IP fields that are packed into the same bytes. Your figure can simply</text:span><text:span text:style-name="T7"> </text:span><text:span text:style-name="T1">show the frame as a long, thin rectangle. Try not to look at the figure of an IPv4 packet in your text; </text:span><text:span text:style-name="T7"><text:s/></text:span><text:span text:style-name="T1">check it afterwards to note and investigate any differences.</text:span></text:p>
      <text:p text:style-name="P3"/>
      <text:p text:style-name="P1"><text:span text:style-name="T1">To work out sizes, observe that when you click on a protocol block in the middle panel (the block itself, </text:span><text:span text:style-name="T7"><text:s/></text:span><text:span text:style-name="T1">not the “+” expander) Wireshark will highlight the corresponding bytes in the packet in the lower panel, </text:span><text:span text:style-name="T7"><text:s/></text:span><text:span text:style-name="T1">and display the length at the bottom of the window. You may also use the overall packet size shown in </text:span><text:span text:style-name="T7"><text:s/></text:span><text:span text:style-name="T1">the Length column or Frame detail block. Note that this method will not tell you sub-byte positions.</text:span></text:p>
      <text:p text:style-name="P3"/>
      <text:p text:style-name="P3">By looking at the IP packets in your trace, answer these questions:</text:p>
      <text:p text:style-name="P3"/>
      <text:p text:style-name="P3">1. What are the IP addresses of your computer and the remote server?</text:p>
      <text:p text:style-name="P4">Ans : <text:span text:style-name="T8">192.168.1.100</text:span> and <text:span text:style-name="T8">74.125.91.113</text:span></text:p>
      <text:p text:style-name="P4"/>
      <text:p text:style-name="P3">2. Does the Total Length field include the IP header plus IP payload, or just the IP payload?</text:p>
      <text:p text:style-name="P7">Ans : <text:span text:style-name="T10">Both IP header plus IP payload .</text:span></text:p>
      <text:p text:style-name="P4"/>
      <text:p text:style-name="P1"><text:span text:style-name="T1">3. How does the value of the Identification field change or stay the same for different packets? For</text:span><text:span text:style-name="T7"> </text:span><text:span text:style-name="T1">instance, does it hold the same value for all packets in a TCP connection or does it differ for each</text:span><text:span text:style-name="T7"> </text:span><text:span text:style-name="T1">packet? Is it the same in both directions? Can you see any pattern if the value does change?</text:span></text:p>
      <text:p text:style-name="P4">Ans : The identification field changes for every new packet(unless the packet is fragmented).In TCP connection also, it holds different value for each packet. It is same in both directions.</text:p>
      <text:p text:style-name="P5">From(<text:span text:style-name="T8">192.168.1.100</text:span> <text:span text:style-name="T8">to</text:span> <text:span text:style-name="T8">74.125.91.113</text:span>)identification number: <text:span text:style-name="T8">0xa26c,0xa26d,0xa26e</text:span></text:p>
      <text:p text:style-name="P6">From(<text:span text:style-name="T8">74.125.91.113 to 192.168.1.100</text:span>)identification number: 0x<text:span text:style-name="T9">6351</text:span> ,0x<text:span text:style-name="T9">6352</text:span></text:p>
      <text:p text:style-name="P4"><text:span text:style-name="T8">Hence,</text:span>the identification n<text:span text:style-name="T8">o</text:span> are consecutive for each of the flows.</text:p>
      <text:p text:style-name="P4"/>
      <text:p text:style-name="P1"><text:span text:style-name="T1">4. What is the initial value of the TTL field for packets sent from your computer? Is it the maximum</text:span><text:span text:style-name="T7"> </text:span><text:span text:style-name="T1">possible value, or some lower value?</text:span></text:p>
      <text:p text:style-name="P2"><text:span text:style-name="T2">Ans : </text:span><text:span text:style-name="T4">128</text:span><text:span text:style-name="T3">, NO it is not maximum possible value is 255.</text:span></text:p>
      <text:p text:style-name="P4"><text:soft-page-break/></text:p>
      <text:p text:style-name="P1"><text:span text:style-name="T1">5. How can you tell from looking at a packet that it has not been fragmented? Most often IP packets in normal operation are not fragmented. But the receiver must have a way to be sure. Hint: </text:span><text:span text:style-name="T7"><text:s/></text:span><text:span text:style-name="T1">you may need to read your text to confirm a guess.</text:span></text:p>
      <text:p text:style-name="P4">Ans :More fragments bit is Not set, hence the packet is not fragmented.</text:p>
      <text:p text:style-name="P4"/>
      <text:p text:style-name="P1"><text:span text:style-name="T1">6. What is the length of the IP Header and how is this encoded in the header length field? Hint: notice that only 4 bits are used for this field, as the version takes up the other 4 bits of the byte. </text:span><text:span text:style-name="T7"><text:s/></text:span><text:span text:style-name="T1">You may guess and check your text.</text:span></text:p>
      <text:p text:style-name="P4">Ans :The length of the IP Header is 20 bytes.It is encoded in the header length field as:0000 0101(5). Scaling factor =4 ,thus length=5<text:span text:style-name="T15">x</text:span>4=20 bytes.</text:p>
      <text:p text:style-name="P4"/>
      <text:p text:style-name="P3">Step 3: IP Header Checksum</text:p>
      <text:p text:style-name="P3"/>
      <text:p text:style-name="P1"><text:span text:style-name="T1">We will now look at the IP header checksum calculation by validating a packet. The checksum algorithm </text:span><text:span text:style-name="T7"><text:s/></text:span><text:span text:style-name="T1">adds the header bytes 16 bits at a time. It is computed so that re-computing the sum across the entire IP </text:span><text:span text:style-name="T7"><text:s/></text:span><text:span text:style-name="T1">header (including the checksum value) will produce the result of zero. A complicating factor for us is that this is done using 1s complement arithmetic, rather than 2s complement arithmetic that is normally used for computing. The steps below explain how to perform the necessary computation.</text:span></text:p>
      <text:p text:style-name="P3"/>
      <text:p text:style-name="P3">From the trace, pick a packet sent from the remote server to your computer and check that you have a non-zero value in the checksum field. The checksum value sent over the network will be non-zero, so if you have a zero value it is because of the capture setup. Try a packet that has an IP header of 20 bytes, the minimum header size when there are no options, to make this exercise easier.</text:p>
      <text:p text:style-name="P3"/>
      <text:p text:style-name="P3">Follow these steps to check that the checksum value is correct:</text:p>
      <text:p text:style-name="P3"/>
      <text:p text:style-name="P3">1. Divide the header into 10 two byte (16 bit) words. Each word will be 4 hexadecimal digits shown in the packet data panel in the bottom of the Wireshark window, e.g., 05 8c </text:p>
      <text:p text:style-name="P1"><text:span text:style-name="T1">2. Add these 10 words using regular addition. You may add them with a hexadecimal calculator</text:span><text:span text:style-name="T7"> </text:span><text:span text:style-name="T1">(Google to find one), or convert them to decimal, add them, and convert them back to hexadecimal. Do whatever is easiest.</text:span></text:p>
      <text:p text:style-name="P3">3. To compute the 1s complement sum from your addition so far, take any leading digits (beyond the 4 digits of the word size) and add them back to the remainder. For example: 5a432 will become a432 + 5 = a437.</text:p>
      <text:p text:style-name="P3"/>
      <text:p text:style-name="P3">4. The end result should be 0xffff. This is actually zero in 1s complement form, or more precisely 0xffff is -0 (negative zero) while 0x0000 is +0 (positive zero).</text:p>
      <text:p text:style-name="P3"><text:soft-page-break/></text:p>
      <text:p text:style-name="P1"><text:span text:style-name="T1">If you cannot get your sum to come out and are sure that the checksum must be wrong, you can get</text:span><text:span text:style-name="T7"> </text:span><text:span text:style-name="T1">Wireshark to check it. See whether it says “[correct]” already. If it does not then use the menus to go to</text:span><text:span text:style-name="T7"> </text:span><text:span text:style-name="T1">Preferences, expand Protocols, choose IPv4 from the list, and check “validate header checksum”. Now</text:span><text:span text:style-name="T7"> </text:span><text:span text:style-name="T1">Wireshark will check the checksum and tell you if it is correct.</text:span></text:p>
      <text:p text:style-name="P1"><text:span text:style-name="T1"/></text:p>
      <text:p text:style-name="P11"><text:span text:style-name="T1">Ans:</text:span></text:p>
      <text:p text:style-name="P10"><text:span text:style-name="T5"><text:tab/>4500+0028=4528<text:line-break/><text:tab/>4528+a26d=E795<text:line-break/><text:tab/>E795+4000=12795=2796<text:line-break/><text:tab/>2796</text:span><text:span text:style-name="T6">+</text:span><text:span text:style-name="T5">8006=A79C<text:line-break/><text:tab/>A79C+f067=19803=9804<text:line-break/><text:tab/>9804+c0a8=158AC=58AD<text:line-break/><text:tab/>58AD+0164=5A11<text:line-break/><text:tab/>5a11+4a7d=A48E<text:line-break/><text:tab/>a48e + 5b71 = FFFF</text:span></text:p>
      <text:p text:style-name="P1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 svg:font-family="'Droid Sans Fallback'" style:font-pitch="variable"/>
    <style:font-face style:name="FreeSans" svg:font-family="FreeSans"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IN" style:letter-kerning="true" style:font-name-asian="Droid Sans Fallback" style:font-family-asian="'Droid Sans Fallback'"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7T12:21:57.993098500</meta:creation-date>
    <dc:date>2019-11-13T02:21:58.024756992</dc:date>
    <meta:editing-cycles>21</meta:editing-cycles>
    <meta:editing-duration>PT12H30M42S</meta:editing-duration>
    <meta:generator>LibreOffice/6.0.7.3$Linux_X86_64 LibreOffice_project/00m0$Build-3</meta:generator>
    <meta:document-statistic meta:table-count="0" meta:image-count="0" meta:object-count="0" meta:page-count="3" meta:paragraph-count="31" meta:word-count="933" meta:character-count="5265" meta:non-whitespace-character-count="4344"/>
  </office:meta>
</office:document-meta>
</file>